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4626" officeooo:paragraph-rsid="001946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AIR principles have been set up to enable reuse and citation of data, and helps researchers show the impact of their work</text:p>
      <text:p text:style-name="P1"/>
      <text:p text:style-name="P1">Applied comprehensively, the principles can foster transparency, reproducibility and reusability</text:p>
      <text:p text:style-name="P1"/>
      <text:p text:style-name="P1">It also supports funding and publishing policies, now more than ever</text:p>
      <text:p text:style-name="P1"/>
      <text:p text:style-name="P1">FAIR has also fulfilled its scope, and maybe grown beyond it, by becoming a catch phrase signifying good research practice for data</text:p>
      <text:p text:style-name="P1"/>
      <text:p text:style-name="P1">But we’re not looking at data here, at least not only</text:p>
      <text:p text:style-name="P1"/>
      <text:p text:style-name="P1">Software is data in some respects, in that its form is data, and in that it is used as research data in software engineering researcher</text:p>
      <text:p text:style-name="P1"/>
      <text:p text:style-name="P1">It has, however, aspects that go beyond data, and we’ve just heard about the differences between data and software from Anna-Lena</text:p>
      <text:p text:style-name="P1"/>
      <text:p text:style-name="P1">The hope in applying the FAIR principles to software is, that this enables similar benefits for software as it does for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Druskat</meta:initial-creator>
    <meta:creation-date>2019-11-20T00:57:13.874156011</meta:creation-date>
    <dc:date>2019-11-20T02:24:11.196679860</dc:date>
    <dc:creator>Stephan Druskat</dc:creator>
    <meta:editing-duration>PT1H16M47S</meta:editing-duration>
    <meta:editing-cycles>1</meta:editing-cycles>
    <meta:document-statistic meta:table-count="0" meta:image-count="0" meta:object-count="0" meta:page-count="1" meta:paragraph-count="8" meta:word-count="145" meta:character-count="862" meta:non-whitespace-character-count="725"/>
    <meta:generator>LibreOffice/6.0.7.3$Linux_X86_64 LibreOffice_project/00m0$Build-3</meta:generator>
  </office:meta>
</office:document-meta>
</file>